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10979">
            <text:p>10979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642.75">
            <text:p>642.7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170812913">
            <text:p>170812913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.32">
            <text:p>4.32</text:p>
          </table:table-cell>
          <table:table-cell office:value-type="float" office:value="594">
            <text:p>594</text:p>
          </table:table-cell>
          <table:table-cell office:value-type="float" office:value="47">
            <text:p>47</text:p>
          </table:table-cell>
          <table:table-cell table:formula="of:=ROUND(([.D6]/[.$B$3]) * 10000000; 2)" office:value-type="float" office:value="2.75">
            <text:p>2.75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1.57">
            <text:p>1.57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60.78">
            <text:p>60.78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64.5">
            <text:p>64.50</text:p>
          </table:table-cell>
          <table:table-cell office:value-type="float" office:value="1083">
            <text:p>1083</text:p>
          </table:table-cell>
          <table:table-cell office:value-type="float" office:value="94">
            <text:p>94</text:p>
          </table:table-cell>
          <table:table-cell table:formula="of:=ROUND(([.D7]/[.$B$3]) * 10000000; 2)" office:value-type="float" office:value="5.5">
            <text:p>5.5</text:p>
          </table:table-cell>
          <table:table-cell office:value-type="float" office:value="322">
            <text:p>322</text:p>
          </table:table-cell>
          <table:table-cell office:value-type="float" office:value="201">
            <text:p>201</text:p>
          </table:table-cell>
          <table:table-cell/>
          <table:table-cell table:formula="of:=ROUND((((([.B7] / [.$B$6])  ^ (1 / ([.A7]-[.$A$6]))) -1) * 100);2)" office:value-type="float" office:value="1393.06">
            <text:p>1393.06</text:p>
          </table:table-cell>
          <table:table-cell table:formula="of:=ROUND(([.B7]/[.E7]);2)" office:value-type="float" office:value="11.73">
            <text:p>11.73</text:p>
          </table:table-cell>
          <table:table-cell table:formula="of:=ROUND((((([.D7] / [.$D$6])  ^ (1 / ([.A7]-[.$A$6]))) -1) * 100);2)" office:value-type="float" office:value="100">
            <text:p>100</text:p>
          </table:table-cell>
          <table:table-cell table:formula="of:=ROUND(([.J7]/[.K7]);2)" office:value-type="float" office:value="0.12">
            <text:p>0.12</text:p>
          </table:table-cell>
          <table:table-cell table:formula="of:=ROUND((((([.F7] / [.$F$6])  ^ (1 / ([.A7]-[.$A$6]))) -1) * 100);2)" office:value-type="float" office:value="38.79">
            <text:p>38.79</text:p>
          </table:table-cell>
          <table:table-cell table:formula="of:=ROUND((([.G7]/[.F7]) * 100);2)" office:value-type="float" office:value="62.42">
            <text:p>62.42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18.5">
            <text:p>18.50</text:p>
          </table:table-cell>
          <table:table-cell office:value-type="float" office:value="1313">
            <text:p>1313</text:p>
          </table:table-cell>
          <table:table-cell office:value-type="float" office:value="80">
            <text:p>80</text:p>
          </table:table-cell>
          <table:table-cell table:formula="of:=ROUND(([.D8]/[.$B$3]) * 10000000; 2)" office:value-type="float" office:value="4.68">
            <text:p>4.68</text:p>
          </table:table-cell>
          <table:table-cell office:value-type="float" office:value="389">
            <text:p>389</text:p>
          </table:table-cell>
          <table:table-cell office:value-type="float" office:value="212">
            <text:p>212</text:p>
          </table:table-cell>
          <table:table-cell/>
          <table:table-cell table:formula="of:=ROUND((((([.B8] / [.$B$6])  ^ (1 / ([.A8]-[.$A$6]))) -1) * 100);2)" office:value-type="float" office:value="106.94">
            <text:p>106.94</text:p>
          </table:table-cell>
          <table:table-cell table:formula="of:=ROUND(([.B8]/[.E8]);2)" office:value-type="float" office:value="3.95">
            <text:p>3.95</text:p>
          </table:table-cell>
          <table:table-cell table:formula="of:=ROUND((((([.D8] / [.$D$6])  ^ (1 / ([.A8]-[.$A$6]))) -1) * 100);2)" office:value-type="float" office:value="30.47">
            <text:p>30.47</text:p>
          </table:table-cell>
          <table:table-cell table:formula="of:=ROUND(([.J8]/[.K8]);2)" office:value-type="float" office:value="0.13">
            <text:p>0.13</text:p>
          </table:table-cell>
          <table:table-cell table:formula="of:=ROUND((((([.F8] / [.$F$6])  ^ (1 / ([.A8]-[.$A$6]))) -1) * 100);2)" office:value-type="float" office:value="29.49">
            <text:p>29.49</text:p>
          </table:table-cell>
          <table:table-cell table:formula="of:=ROUND((([.G8]/[.F8]) * 100);2)" office:value-type="float" office:value="54.5">
            <text:p>54.5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83">
            <text:p>83.00</text:p>
          </table:table-cell>
          <table:table-cell office:value-type="float" office:value="1464">
            <text:p>1464</text:p>
          </table:table-cell>
          <table:table-cell office:value-type="float" office:value="167">
            <text:p>167</text:p>
          </table:table-cell>
          <table:table-cell table:formula="of:=ROUND(([.D9]/[.$B$3]) * 10000000; 2)" office:value-type="float" office:value="9.78">
            <text:p>9.78</text:p>
          </table:table-cell>
          <table:table-cell office:value-type="float" office:value="527">
            <text:p>527</text:p>
          </table:table-cell>
          <table:table-cell office:value-type="float" office:value="348">
            <text:p>348</text:p>
          </table:table-cell>
          <table:table-cell/>
          <table:table-cell table:formula="of:=ROUND((((([.B9] / [.$B$6])  ^ (1 / ([.A9]-[.$A$6]))) -1) * 100);2)" office:value-type="float" office:value="167.83">
            <text:p>167.83</text:p>
          </table:table-cell>
          <table:table-cell table:formula="of:=ROUND(([.B9]/[.E9]);2)" office:value-type="float" office:value="8.49">
            <text:p>8.49</text:p>
          </table:table-cell>
          <table:table-cell table:formula="of:=ROUND((((([.D9] / [.$D$6])  ^ (1 / ([.A9]-[.$A$6]))) -1) * 100);2)" office:value-type="float" office:value="52.59">
            <text:p>52.59</text:p>
          </table:table-cell>
          <table:table-cell table:formula="of:=ROUND(([.J9]/[.K9]);2)" office:value-type="float" office:value="0.16">
            <text:p>0.16</text:p>
          </table:table-cell>
          <table:table-cell table:formula="of:=ROUND((((([.F9] / [.$F$6])  ^ (1 / ([.A9]-[.$A$6]))) -1) * 100);2)" office:value-type="float" office:value="31.45">
            <text:p>31.45</text:p>
          </table:table-cell>
          <table:table-cell table:formula="of:=ROUND((([.G9]/[.F9]) * 100);2)" office:value-type="float" office:value="66.03">
            <text:p>66.03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95.5">
            <text:p>95.50</text:p>
          </table:table-cell>
          <table:table-cell office:value-type="float" office:value="1761">
            <text:p>1761</text:p>
          </table:table-cell>
          <table:table-cell office:value-type="float" office:value="148">
            <text:p>148</text:p>
          </table:table-cell>
          <table:table-cell table:formula="of:=ROUND(([.D10]/[.$B$3]) * 10000000; 2)" office:value-type="float" office:value="8.66">
            <text:p>8.66</text:p>
          </table:table-cell>
          <table:table-cell office:value-type="float" office:value="629">
            <text:p>629</text:p>
          </table:table-cell>
          <table:table-cell office:value-type="float" office:value="373">
            <text:p>373</text:p>
          </table:table-cell>
          <table:table-cell/>
          <table:table-cell table:formula="of:=ROUND((((([.B10] / [.$B$6])  ^ (1 / ([.A10]-[.$A$6]))) -1) * 100);2)" office:value-type="float" office:value="116.84">
            <text:p>116.84</text:p>
          </table:table-cell>
          <table:table-cell table:formula="of:=ROUND(([.B10]/[.E10]);2)" office:value-type="float" office:value="11.03">
            <text:p>11.03</text:p>
          </table:table-cell>
          <table:table-cell table:formula="of:=ROUND((((([.D10] / [.$D$6])  ^ (1 / ([.A10]-[.$A$6]))) -1) * 100);2)" office:value-type="float" office:value="33.21">
            <text:p>33.21</text:p>
          </table:table-cell>
          <table:table-cell table:formula="of:=ROUND(([.J10]/[.K10]);2)" office:value-type="float" office:value="0.33">
            <text:p>0.33</text:p>
          </table:table-cell>
          <table:table-cell table:formula="of:=ROUND((((([.F10] / [.$F$6])  ^ (1 / ([.A10]-[.$A$6]))) -1) * 100);2)" office:value-type="float" office:value="28.32">
            <text:p>28.32</text:p>
          </table:table-cell>
          <table:table-cell table:formula="of:=ROUND((([.G10]/[.F10]) * 100);2)" office:value-type="float" office:value="59.3">
            <text:p>59.3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146.63">
            <text:p>146.63</text:p>
          </table:table-cell>
          <table:table-cell office:value-type="float" office:value="2364">
            <text:p>2364</text:p>
          </table:table-cell>
          <table:table-cell office:value-type="float" office:value="215">
            <text:p>215</text:p>
          </table:table-cell>
          <table:table-cell table:formula="of:=ROUND(([.D11]/[.$B$3]) * 10000000; 2)" office:value-type="float" office:value="12.59">
            <text:p>12.59</text:p>
          </table:table-cell>
          <table:table-cell office:value-type="float" office:value="806">
            <text:p>806</text:p>
          </table:table-cell>
          <table:table-cell office:value-type="float" office:value="447">
            <text:p>447</text:p>
          </table:table-cell>
          <table:table-cell/>
          <table:table-cell table:formula="of:=ROUND((((([.B11] / [.$B$6])  ^ (1 / ([.A11]-[.$A$6]))) -1) * 100);2)" office:value-type="float" office:value="102.37">
            <text:p>102.37</text:p>
          </table:table-cell>
          <table:table-cell table:formula="of:=ROUND(([.B11]/[.E11]);2)" office:value-type="float" office:value="11.65">
            <text:p>11.65</text:p>
          </table:table-cell>
          <table:table-cell table:formula="of:=ROUND((((([.D11] / [.$D$6])  ^ (1 / ([.A11]-[.$A$6]))) -1) * 100);2)" office:value-type="float" office:value="35.54">
            <text:p>35.54</text:p>
          </table:table-cell>
          <table:table-cell table:formula="of:=ROUND(([.J11]/[.K11]);2)" office:value-type="float" office:value="0.33">
            <text:p>0.33</text:p>
          </table:table-cell>
          <table:table-cell table:formula="of:=ROUND((((([.F11] / [.$F$6])  ^ (1 / ([.A11]-[.$A$6]))) -1) * 100);2)" office:value-type="float" office:value="28.28">
            <text:p>28.28</text:p>
          </table:table-cell>
          <table:table-cell table:formula="of:=ROUND((([.G11]/[.F11]) * 100);2)" office:value-type="float" office:value="55.46">
            <text:p>55.4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75.8">
            <text:p>275.80</text:p>
          </table:table-cell>
          <table:table-cell office:value-type="float" office:value="2959">
            <text:p>2959</text:p>
          </table:table-cell>
          <table:table-cell office:value-type="float" office:value="287">
            <text:p>287</text:p>
          </table:table-cell>
          <table:table-cell table:formula="of:=ROUND(([.D12]/[.$B$3]) * 10000000; 2)" office:value-type="float" office:value="16.8">
            <text:p>16.8</text:p>
          </table:table-cell>
          <table:table-cell office:value-type="float" office:value="1043">
            <text:p>1043</text:p>
          </table:table-cell>
          <table:table-cell office:value-type="float" office:value="627">
            <text:p>627</text:p>
          </table:table-cell>
          <table:table-cell/>
          <table:table-cell table:formula="of:=ROUND((((([.B12] / [.$B$6])  ^ (1 / ([.A12]-[.$A$6]))) -1) * 100);2)" office:value-type="float" office:value="99.92">
            <text:p>99.92</text:p>
          </table:table-cell>
          <table:table-cell table:formula="of:=ROUND(([.B12]/[.E12]);2)" office:value-type="float" office:value="16.42">
            <text:p>16.42</text:p>
          </table:table-cell>
          <table:table-cell table:formula="of:=ROUND((((([.D12] / [.$D$6])  ^ (1 / ([.A12]-[.$A$6]))) -1) * 100);2)" office:value-type="float" office:value="35.2">
            <text:p>35.2</text:p>
          </table:table-cell>
          <table:table-cell table:formula="of:=ROUND(([.J12]/[.K12]);2)" office:value-type="float" office:value="0.47">
            <text:p>0.47</text:p>
          </table:table-cell>
          <table:table-cell table:formula="of:=ROUND((((([.F12] / [.$F$6])  ^ (1 / ([.A12]-[.$A$6]))) -1) * 100);2)" office:value-type="float" office:value="28.47">
            <text:p>28.47</text:p>
          </table:table-cell>
          <table:table-cell table:formula="of:=ROUND((([.G12]/[.F12]) * 100);2)" office:value-type="float" office:value="60.12">
            <text:p>60.12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396">
            <text:p>396.00</text:p>
          </table:table-cell>
          <table:table-cell office:value-type="float" office:value="3437">
            <text:p>3437</text:p>
          </table:table-cell>
          <table:table-cell office:value-type="float" office:value="367">
            <text:p>367</text:p>
          </table:table-cell>
          <table:table-cell table:formula="of:=ROUND(([.D13]/[.$B$3]) * 10000000; 2)" office:value-type="float" office:value="21.49">
            <text:p>21.49</text:p>
          </table:table-cell>
          <table:table-cell office:value-type="float" office:value="1346">
            <text:p>1346</text:p>
          </table:table-cell>
          <table:table-cell office:value-type="float" office:value="539">
            <text:p>539</text:p>
          </table:table-cell>
          <table:table-cell/>
          <table:table-cell table:formula="of:=ROUND((((([.B13] / [.$B$6])  ^ (1 / ([.A13]-[.$A$6]))) -1) * 100);2)" office:value-type="float" office:value="90.68">
            <text:p>90.68</text:p>
          </table:table-cell>
          <table:table-cell table:formula="of:=ROUND(([.B13]/[.E13]);2)" office:value-type="float" office:value="18.43">
            <text:p>18.43</text:p>
          </table:table-cell>
          <table:table-cell table:formula="of:=ROUND((((([.D13] / [.$D$6])  ^ (1 / ([.A13]-[.$A$6]))) -1) * 100);2)" office:value-type="float" office:value="34.13">
            <text:p>34.13</text:p>
          </table:table-cell>
          <table:table-cell table:formula="of:=ROUND(([.J13]/[.K13]);2)" office:value-type="float" office:value="0.54">
            <text:p>0.54</text:p>
          </table:table-cell>
          <table:table-cell table:formula="of:=ROUND((((([.F13] / [.$F$6])  ^ (1 / ([.A13]-[.$A$6]))) -1) * 100);2)" office:value-type="float" office:value="28.55">
            <text:p>28.55</text:p>
          </table:table-cell>
          <table:table-cell table:formula="of:=ROUND((([.G13]/[.F13]) * 100);2)" office:value-type="float" office:value="40.04">
            <text:p>40.04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836.6">
            <text:p>836.60</text:p>
          </table:table-cell>
          <table:table-cell office:value-type="float" office:value="4211">
            <text:p>4211</text:p>
          </table:table-cell>
          <table:table-cell office:value-type="float" office:value="411">
            <text:p>411</text:p>
          </table:table-cell>
          <table:table-cell table:formula="of:=ROUND(([.D14]/[.$B$3]) * 10000000; 2)" office:value-type="float" office:value="24.06">
            <text:p>24.06</text:p>
          </table:table-cell>
          <table:table-cell office:value-type="float" office:value="1682">
            <text:p>1682</text:p>
          </table:table-cell>
          <table:table-cell office:value-type="float" office:value="616">
            <text:p>616</text:p>
          </table:table-cell>
          <table:table-cell/>
          <table:table-cell table:formula="of:=ROUND((((([.B14] / [.$B$6])  ^ (1 / ([.A14]-[.$A$6]))) -1) * 100);2)" office:value-type="float" office:value="93.14">
            <text:p>93.14</text:p>
          </table:table-cell>
          <table:table-cell table:formula="of:=ROUND(([.B14]/[.E14]);2)" office:value-type="float" office:value="34.77">
            <text:p>34.77</text:p>
          </table:table-cell>
          <table:table-cell table:formula="of:=ROUND((((([.D14] / [.$D$6])  ^ (1 / ([.A14]-[.$A$6]))) -1) * 100);2)" office:value-type="float" office:value="31.13">
            <text:p>31.13</text:p>
          </table:table-cell>
          <table:table-cell table:formula="of:=ROUND(([.J14]/[.K14]);2)" office:value-type="float" office:value="1.12">
            <text:p>1.12</text:p>
          </table:table-cell>
          <table:table-cell table:formula="of:=ROUND((((([.F14] / [.$F$6])  ^ (1 / ([.A14]-[.$A$6]))) -1) * 100);2)" office:value-type="float" office:value="28.1">
            <text:p>28.1</text:p>
          </table:table-cell>
          <table:table-cell table:formula="of:=ROUND((([.G14]/[.F14]) * 100);2)" office:value-type="float" office:value="36.62">
            <text:p>36.62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880">
            <text:p>880.00</text:p>
          </table:table-cell>
          <table:table-cell table:style-name="ce5" office:value-type="float" office:value="4618">
            <text:p>4618</text:p>
          </table:table-cell>
          <table:table-cell office:value-type="float" office:value="492">
            <text:p>492</text:p>
          </table:table-cell>
          <table:table-cell table:formula="of:=ROUND(([.D15]/[.$B$3]) * 10000000; 2)" office:value-type="float" office:value="28.8">
            <text:p>28.8</text:p>
          </table:table-cell>
          <table:table-cell office:value-type="float" office:value="2099">
            <text:p>2099</text:p>
          </table:table-cell>
          <table:table-cell office:value-type="float" office:value="784">
            <text:p>784</text:p>
          </table:table-cell>
          <table:table-cell/>
          <table:table-cell table:formula="of:=ROUND((((([.B15] / [.$B$6])  ^ (1 / ([.A15]-[.$A$6]))) -1) * 100);2)" office:value-type="float" office:value="80.53">
            <text:p>80.53</text:p>
          </table:table-cell>
          <table:table-cell table:formula="of:=ROUND(([.B15]/[.E15]);2)" office:value-type="float" office:value="30.56">
            <text:p>30.56</text:p>
          </table:table-cell>
          <table:table-cell table:formula="of:=ROUND((((([.D15] / [.$D$6])  ^ (1 / ([.A15]-[.$A$6]))) -1) * 100);2)" office:value-type="float" office:value="29.81">
            <text:p>29.81</text:p>
          </table:table-cell>
          <table:table-cell table:formula="of:=ROUND(([.J15]/[.K15]);2)" office:value-type="float" office:value="1.03">
            <text:p>1.03</text:p>
          </table:table-cell>
          <table:table-cell table:formula="of:=ROUND((((([.F15] / [.$F$6])  ^ (1 / ([.A15]-[.$A$6]))) -1) * 100);2)" office:value-type="float" office:value="27.73">
            <text:p>27.73</text:p>
          </table:table-cell>
          <table:table-cell table:formula="of:=ROUND((([.G15]/[.F15]) * 100);2)" office:value-type="float" office:value="37.35">
            <text:p>37.35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898">
            <text:p>898.00</text:p>
          </table:table-cell>
          <table:table-cell table:style-name="ce5" office:value-type="float" office:value="5317">
            <text:p>5317</text:p>
          </table:table-cell>
          <table:table-cell office:value-type="float" office:value="478">
            <text:p>478</text:p>
          </table:table-cell>
          <table:table-cell table:formula="of:=ROUND(([.D16]/[.$B$3]) * 10000000; 2)" office:value-type="float" office:value="27.98">
            <text:p>27.98</text:p>
          </table:table-cell>
          <table:table-cell office:value-type="float" office:value="2576">
            <text:p>2576</text:p>
          </table:table-cell>
          <table:table-cell office:value-type="float" office:value="933">
            <text:p>933</text:p>
          </table:table-cell>
          <table:table-cell/>
          <table:table-cell table:formula="of:=ROUND((((([.B16] / [.$B$6])  ^ (1 / ([.A16]-[.$A$6]))) -1) * 100);2)" office:value-type="float" office:value="70.52">
            <text:p>70.52</text:p>
          </table:table-cell>
          <table:table-cell table:formula="of:=ROUND(([.B16]/[.E16]);2)" office:value-type="float" office:value="32.09">
            <text:p>32.09</text:p>
          </table:table-cell>
          <table:table-cell table:formula="of:=ROUND((((([.D16] / [.$D$6])  ^ (1 / ([.A16]-[.$A$6]))) -1) * 100);2)" office:value-type="float" office:value="26.11">
            <text:p>26.11</text:p>
          </table:table-cell>
          <table:table-cell table:formula="of:=ROUND(([.J16]/[.K16]);2)" office:value-type="float" office:value="1.23">
            <text:p>1.23</text:p>
          </table:table-cell>
          <table:table-cell table:formula="of:=ROUND((((([.F16] / [.$F$6])  ^ (1 / ([.A16]-[.$A$6]))) -1) * 100);2)" office:value-type="float" office:value="27.22">
            <text:p>27.22</text:p>
          </table:table-cell>
          <table:table-cell table:formula="of:=ROUND((([.G16]/[.F16]) * 100);2)" office:value-type="float" office:value="36.22">
            <text:p>36.22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795.3">
            <text:p>795.30</text:p>
          </table:table-cell>
          <table:table-cell table:style-name="ce5" office:value-type="float" office:value="6059">
            <text:p>6059</text:p>
          </table:table-cell>
          <table:table-cell office:value-type="float" office:value="471">
            <text:p>471</text:p>
          </table:table-cell>
          <table:table-cell table:formula="of:=ROUND(([.D17]/[.$B$3]) * 10000000; 2)" office:value-type="float" office:value="27.57">
            <text:p>27.57</text:p>
          </table:table-cell>
          <table:table-cell office:value-type="float" office:value="2920">
            <text:p>2920</text:p>
          </table:table-cell>
          <table:table-cell office:value-type="float" office:value="1181">
            <text:p>1181</text:p>
          </table:table-cell>
          <table:table-cell/>
          <table:table-cell table:formula="of:=ROUND((((([.B17] / [.$B$6])  ^ (1 / ([.A17]-[.$A$6]))) -1) * 100);2)" office:value-type="float" office:value="60.66">
            <text:p>60.66</text:p>
          </table:table-cell>
          <table:table-cell table:formula="of:=ROUND(([.B17]/[.E17]);2)" office:value-type="float" office:value="28.85">
            <text:p>28.85</text:p>
          </table:table-cell>
          <table:table-cell table:formula="of:=ROUND((((([.D17] / [.$D$6])  ^ (1 / ([.A17]-[.$A$6]))) -1) * 100);2)" office:value-type="float" office:value="23.31">
            <text:p>23.31</text:p>
          </table:table-cell>
          <table:table-cell table:formula="of:=ROUND(([.J17]/[.K17]);2)" office:value-type="float" office:value="1.24">
            <text:p>1.24</text:p>
          </table:table-cell>
          <table:table-cell table:formula="of:=ROUND((((([.F17] / [.$F$6])  ^ (1 / ([.A17]-[.$A$6]))) -1) * 100);2)" office:value-type="float" office:value="25.89">
            <text:p>25.89</text:p>
          </table:table-cell>
          <table:table-cell table:formula="of:=ROUND((([.G17]/[.F17]) * 100);2)" office:value-type="float" office:value="40.45">
            <text:p>40.45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642.75">
            <text:p>642.75</text:p>
          </table:table-cell>
          <table:table-cell table:style-name="ce5" office:value-type="float" office:value="6793">
            <text:p>6793</text:p>
          </table:table-cell>
          <table:table-cell office:value-type="float" office:value="483">
            <text:p>483</text:p>
          </table:table-cell>
          <table:table-cell table:formula="of:=ROUND(([.D18]/[.$B$3]) * 10000000; 2)" office:value-type="float" office:value="28.28">
            <text:p>28.28</text:p>
          </table:table-cell>
          <table:table-cell office:value-type="float" office:value="3318">
            <text:p>3318</text:p>
          </table:table-cell>
          <table:table-cell office:value-type="float" office:value="1114">
            <text:p>1114</text:p>
          </table:table-cell>
          <table:table-cell/>
          <table:table-cell table:formula="of:=ROUND((((([.B18] / [.$B$6])  ^ (1 / ([.A18]-[.$A$6]))) -1) * 100);2)" office:value-type="float" office:value="51.72">
            <text:p>51.72</text:p>
          </table:table-cell>
          <table:table-cell table:formula="of:=ROUND(([.B18]/[.E18]);2)" office:value-type="float" office:value="22.73">
            <text:p>22.73</text:p>
          </table:table-cell>
          <table:table-cell table:formula="of:=ROUND((((([.D18] / [.$D$6])  ^ (1 / ([.A18]-[.$A$6]))) -1) * 100);2)" office:value-type="float" office:value="21.43">
            <text:p>21.43</text:p>
          </table:table-cell>
          <table:table-cell table:formula="of:=ROUND(([.J18]/[.K18]);2)" office:value-type="float" office:value="1.06">
            <text:p>1.06</text:p>
          </table:table-cell>
          <table:table-cell table:formula="of:=ROUND((((([.F18] / [.$F$6])  ^ (1 / ([.A18]-[.$A$6]))) -1) * 100);2)" office:value-type="float" office:value="24.82">
            <text:p>24.82</text:p>
          </table:table-cell>
          <table:table-cell table:formula="of:=ROUND((([.G18]/[.F18]) * 100);2)" office:value-type="float" office:value="33.57">
            <text:p>33.5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5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5-31T15:36:54.84</dc:date>
    <meta:editing-duration>PT2H44M34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